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Webdings" svg:font-family="Web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top="0cm" fo:margin-bottom="0cm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>
        <style:tab-stops>
          <style:tab-stop style:position="2.501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>
        <style:tab-stops>
          <style:tab-stop style:position="2.501cm"/>
        </style:tab-stops>
      </style:paragraph-properties>
    </style:style>
    <style:style style:name="P8" style:family="paragraph" style:parent-style-name="Standard">
      <style:paragraph-properties fo:margin-top="0cm" fo:margin-bottom="0cm">
        <style:tab-stops>
          <style:tab-stop style:position="2.501cm"/>
        </style:tab-stops>
      </style:paragraph-properties>
      <style:text-properties fo:font-size="13pt" style:font-size-asian="13pt" style:font-size-complex="13pt"/>
    </style:style>
    <style:style style:name="P9" style:family="paragraph" style:parent-style-name="Standard">
      <style:paragraph-properties fo:margin-top="0cm" fo:margin-bottom="0cm" fo:text-align="center" style:justify-single-word="false" fo:break-before="column"/>
    </style:style>
    <style:style style:name="P10" style:family="paragraph" style:paren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18cm solid #00000a"/>
    </style:style>
    <style:style style:name="P11" style:family="paragraph" style:paren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18cm solid #00000a">
        <style:tab-stops>
          <style:tab-stop style:position="2.501cm"/>
        </style:tab-stops>
      </style:paragraph-properties>
    </style:style>
    <style:style style:name="P12" style:family="paragraph" style:parent-style-name="Standard">
      <style:paragraph-properties fo:margin-left="0.501cm" fo:margin-right="0cm" fo:margin-top="0cm" fo:margin-bottom="0cm" fo:text-indent="0cm" style:auto-text-indent="false">
        <style:tab-stops>
          <style:tab-stop style:position="2.501cm"/>
        </style:tab-stops>
      </style:paragraph-properties>
    </style:style>
    <style:style style:name="P13" style:family="paragraph" style:parent-style-name="Standard">
      <style:paragraph-properties fo:margin-left="0.501cm" fo:margin-right="0cm" fo:margin-top="0cm" fo:margin-bottom="0cm" fo:text-indent="0cm" style:auto-text-indent="false">
        <style:tab-stops>
          <style:tab-stop style:position="2.501cm"/>
        </style:tab-stops>
      </style:paragraph-properties>
      <style:text-properties fo:font-weight="bold" style:font-weight-asian="bold"/>
    </style:style>
    <style:style style:name="P14" style:family="paragraph" style:parent-style-name="Standard">
      <style:paragraph-properties fo:margin-left="0.501cm" fo:margin-right="0cm" fo:margin-top="0cm" fo:margin-bottom="0cm" fo:text-indent="0cm" style:auto-text-indent="false">
        <style:tab-stops>
          <style:tab-stop style:position="2.501cm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Standard">
      <style:paragraph-properties fo:margin-left="0.501cm" fo:margin-right="0cm" fo:margin-top="0cm" fo:margin-bottom="0cm" fo:text-indent="0cm" style:auto-text-indent="false">
        <style:tab-stops>
          <style:tab-stop style:position="2.501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 fo:margin-left="0.501cm" fo:margin-right="0cm" fo:margin-top="0cm" fo:margin-bottom="0cm" fo:text-indent="1cm" style:auto-text-indent="false">
        <style:tab-stops>
          <style:tab-stop style:position="2.501cm"/>
        </style:tab-stops>
      </style:paragraph-properties>
    </style:style>
    <style:style style:name="P17" style:family="paragraph" style:parent-style-name="Standard">
      <style:paragraph-properties fo:margin-top="0.212cm" fo:margin-bottom="0.212cm">
        <style:tab-stops>
          <style:tab-stop style:position="2.501cm"/>
        </style:tab-stops>
      </style:paragraph-properties>
    </style:style>
    <style:style style:name="P18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fo:font-weight="bold" style:font-size-asian="18pt" style:language-asian="fr" style:country-asian="FR" style:font-weight-asian="bold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style:font-name="Webdings" fo:font-size="12pt" style:font-size-asian="12pt" style:font-size-complex="12pt"/>
    </style:style>
    <style:style style:name="T8" style:family="text">
      <style:text-properties style:font-name="Webdings"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color="#92d050" fo:font-size="14pt" fo:font-weight="bold" style:font-size-asian="14pt" style:font-weight-asian="bold" style:font-size-complex="14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fo:font-style="italic" style:font-size-asian="13pt" style:font-style-asian="italic" style:font-size-complex="13pt"/>
    </style:style>
    <style:style style:name="T13" style:family="text">
      <style:text-properties fo:font-variant="small-caps"/>
    </style:style>
    <style:style style:name="T14" style:family="text">
      <style:text-properties fo:font-variant="small-caps" fo:font-weight="bold" style:font-weight-asian="bold" style:font-weight-complex="bold"/>
    </style:style>
    <style:style style:name="T15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Sandrine ROUMEJON</text:span></text:p>
      <text:p text:style-name="P5"/>
      <text:p text:style-name="P5"/>
      <text:p text:style-name="P5"/>
      <text:p text:style-name="P4"><text:span text:style-name="T6">43, avenue de Stalingrad</text:span></text:p>
      <text:p text:style-name="P4"><text:span text:style-name="T6">Clos des marronniers</text:span></text:p>
      <text:p text:style-name="P4"><text:span text:style-name="T6">30100 Alès</text:span></text:p>
      <text:p text:style-name="P4"><text:span text:style-name="T7"></text:span><text:span text:style-name="T5"> 04 66 55 88 20</text:span></text:p>
      <text:p text:style-name="P4"><text:span text:style-name="T8"></text:span><text:span text:style-name="T5">06 73 49 85 11</text:span></text:p>
      <text:p text:style-name="Standard"><text:a xlink:type="simple" xlink:href="mailto:francoisbarrios000@gmail.com" text:style-name="Internet_20_link" text:visited-style-name="Visited_20_Internet_20_Link"><text:span text:style-name="T5">roumejons@gmail.com</text:span></text:a></text:p>
      <text:p text:style-name="P1"/>
      <text:p text:style-name="Standard"/>
      <text:p text:style-name="P4"><text:bookmark text:name="_GoBack"/><text:span text:style-name="T3">Espagnol</text:span> : correct</text:p>
      <text:p text:style-name="P4"><text:span text:style-name="T3">Anglais </text:span>: moyen</text:p>
      <text:p text:style-name="P4"><text:span text:style-name="T3">Permis B</text:span></text:p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3">Front-end</text:span> :Html5,css3,Jquery, Javascript, knacss. </text:p>
      <text:p text:style-name="P2"><text:span text:style-name="T3">Wordpress</text:span> : Réalisation site Coda-Ales.</text:p>
      <text:p text:style-name="P2"><text:span text:style-name="T4">Back-end:</text:span> Php ,Mysql,POO .</text:p>
      <text:p text:style-name="P3">Autres : Photoshop, Git and Github Trello.</text:p>
      <text:p text:style-name="P9"><text:span text:style-name="T9">Passionnée de décoration, le <text:s/>web me permet de créer sans limite d'imagination</text:span></text:p>
      <text:p text:style-name="P4"/>
      <text:p text:style-name="P4"/>
      <text:p text:style-name="P10"><text:span text:style-name="T10">Expérience professionnelle</text:span></text:p>
      <text:p text:style-name="P6"><text:span text:style-name="T11"/></text:p>
      <text:p text:style-name="P7"><text:span text:style-name="T11">Secteur informatique:</text:span></text:p>
      <text:p text:style-name="P8"/>
      <text:p text:style-name="P12"><text:span text:style-name="T3">Assistante administrative clerc de notaire</text:span>, <text:span text:style-name="T13">cabinet saint martin, bertrand, canonge</text:span>, <text:span text:style-name="T15">Alès</text:span></text:p>
      <text:p text:style-name="P16">Constitution de dossiers</text:p>
      <text:p text:style-name="P16">Gestion du courrier</text:p>
      <text:p text:style-name="P16">Standard</text:p>
      <text:p text:style-name="P14"><text:span text:style-name="T4">Stagiaire </text:span>Developpeur web D-Clic informatique Salindres</text:p>
      <text:p text:style-name="P15"><text:span text:style-name="T12"/></text:p>
      <text:p text:style-name="P7"><text:span text:style-name="T11">Secteur de la vente</text:span> :</text:p>
      <text:p text:style-name="P7"/>
      <text:p text:style-name="P12"><text:span text:style-name="T3">Vendeuse artisanat sud-américain</text:span>, <text:span text:style-name="T13">El galapagos</text:span>, <text:span text:style-name="T15">Alès.</text:span></text:p>
      <text:p text:style-name="P16">Conseil et vente</text:p>
      <text:p text:style-name="P16">Agencement et décoration de la boutique</text:p>
      <text:p text:style-name="P13"/>
      <text:p text:style-name="P12"><text:span text:style-name="T3">Vendeuse cosmétique</text:span>, <text:span text:style-name="T13">espace beauté</text:span>, <text:span text:style-name="T15">Alès</text:span></text:p>
      <text:p text:style-name="P16">Gestion des stocks</text:p>
      <text:p text:style-name="P16">Organisation de la boutique</text:p>
      <text:p text:style-name="P16">Caisse</text:p>
      <text:p text:style-name="P7"/>
      <text:p text:style-name="P7"><text:span text:style-name="T11">Secteur public :</text:span></text:p>
      <text:p text:style-name="P8"/>
      <text:p text:style-name="P12"><text:span text:style-name="T3">Employée de crèche</text:span>, <text:span text:style-name="T13">les pitchounets</text:span>, <text:span text:style-name="T15">Marie d’Alès</text:span></text:p>
      <text:p text:style-name="P16">Nettoyage des locaux</text:p>
      <text:p text:style-name="P16">Surveillance des enfants de 0 à 1 an</text:p>
      <text:p text:style-name="P16"/>
      <text:p text:style-name="P12"><text:span text:style-name="T3">Employée de bibliothèque</text:span>, <text:span text:style-name="T13">mairie de cendras</text:span></text:p>
      <text:p text:style-name="P16">Organisation de la bibliothèque</text:p>
      <text:p text:style-name="P16">Mise en place d’espaces de lecture</text:p>
      <text:p text:style-name="P16">Animation</text:p>
      <text:p text:style-name="P7"/>
      <text:p text:style-name="P7"><text:span text:style-name="T11"><text:s text:c="2"/></text:span></text:p>
      <text:p text:style-name="P11"><text:span text:style-name="T10">Diplômes</text:span></text:p>
      <text:p text:style-name="P17">1996 : <text:span text:style-name="T3">Création d’entreprise, </text:span><text:span text:style-name="T13">Boutique de gestion</text:span></text:p>
      <text:p text:style-name="P17"><text:span text:style-name="T13">1986 : </text:span><text:span text:style-name="T3">Apprentissage coiffure</text:span></text:p>
      <text:p text:style-name="P17"><text:span text:style-name="T13">2000 : </text:span><text:span text:style-name="T3">Maquilleuse</text:span><text:span text:style-name="T13">, karis formation</text:span></text:p>
      <text:p text:style-name="P17"><text:span text:style-name="T13">2016 : <text:s/></text:span><text:span text:style-name="T14">Développeur web </text:span><text:span text:style-name="T13">Coda By Simplo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Webdings" svg:font-family="Web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0.62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>
          <style:column style:rel-width="22827*" fo:start-indent="0cm" fo:end-indent="0.25cm"/>
          <style:column style:rel-width="42708*" fo:start-indent="0.2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TRAUCHESSEC</meta:initial-creator>
    <dc:creator>SANDRINE RMJ</dc:creator>
    <meta:editing-cycles>9</meta:editing-cycles>
    <meta:print-date>2016-04-07T08:25:00</meta:print-date>
    <meta:creation-date>2016-04-07T07:37:00</meta:creation-date>
    <dc:date>2017-01-31T11:38:19.80</dc:date>
    <meta:editing-duration>PT7M18S</meta:editing-duration>
    <meta:generator>OpenOffice/4.1.2$Win32 OpenOffice.org_project/412m3$Build-9782</meta:generator>
    <meta:document-statistic meta:table-count="0" meta:image-count="0" meta:object-count="0" meta:page-count="1" meta:paragraph-count="44" meta:word-count="187" meta:character-count="12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